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66" draw:textarea-horizontal-align="justify" draw:textarea-vertical-align="top" draw:auto-grow-height="false" fo:min-height="2.911cm" fo:min-width="3.93cm" fo:padding-top="0.2cm" fo:padding-left="0.2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936cm" fo:min-width="2.277cm"/>
    </style:style>
    <style:style style:name="gr3" style:family="graphic" style:parent-style-name="standard">
      <style:graphic-properties svg:stroke-color="#000000" draw:fill-color="#66ff99" draw:textarea-horizontal-align="justify" draw:textarea-vertical-align="middle" draw:auto-grow-height="false" fo:min-height="1.164cm" fo:min-width="3.068cm"/>
    </style:style>
    <style:style style:name="gr4" style:family="graphic" style:parent-style-name="standard">
      <style:graphic-properties svg:stroke-color="#000000" draw:fill-color="#ccff00" draw:textarea-horizontal-align="justify" draw:textarea-vertical-align="middle" draw:auto-grow-height="false" fo:min-height="0.596cm" fo:min-width="1.948cm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 fo:min-height="0.421cm" fo:min-width="0.458cm" draw:shadow="visible" draw:shadow-offset-x="0.071cm" draw:shadow-offset-y="0.071cm" draw:shadow-opacity="84%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fo:min-height="0.455cm" fo:min-width="0.49cm" draw:shadow="visible" draw:shadow-offset-x="0.071cm" draw:shadow-offset-y="0.071cm" draw:shadow-opacity="84%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top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solid" draw:stroke-dash="Ultrafine_20_Dashed"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234cm" fo:min-width="0.743cm" fo:padding-top="0.134cm" fo:padding-bottom="0.134cm" fo:padding-left="0.259cm" fo:padding-right="0.259cm" draw:shadow="visible" draw:shadow-offset-x="0.071cm" draw:shadow-offset-y="0.071cm" draw:shadow-color="#666666" draw:shadow-opacity="84%"/>
    </style:style>
    <style:style style:name="gr11" style:family="graphic" style:parent-style-name="standard">
      <style:graphic-properties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363cm" fo:min-width="0.482cm" fo:padding-top="0.134cm" fo:padding-bottom="0.134cm" fo:padding-left="0.259cm" fo:padding-right="0.259cm" draw:shadow="visible" draw:shadow-offset-x="0.071cm" draw:shadow-offset-y="0.071cm" draw:shadow-opacity="86%"/>
    </style:style>
    <style:style style:name="gr12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122cm" fo:min-width="0.701cm" draw:shadow="visible" draw:shadow-offset-x="0.071cm" draw:shadow-offset-y="0.071cm" draw:shadow-opacity="84%"/>
    </style:style>
    <style:style style:name="gr13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234cm" fo:min-width="0.554cm" draw:shadow="visible" draw:shadow-offset-x="0.071cm" draw:shadow-offset-y="0.071cm" draw:shadow-opacity="84%"/>
    </style:style>
    <style:style style:name="gr14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084cm" fo:min-width="0.258cm" draw:shadow="visible" draw:shadow-offset-x="0.071cm" draw:shadow-offset-y="0.071cm" draw:shadow-opacity="84%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0.197cm" fo:min-width="0.939cm" draw:shadow="visible" draw:shadow-offset-x="0.071cm" draw:shadow-offset-y="0.071cm" draw:shadow-opacity="84%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objectwithoutfill" style:list-style-name="L1">
      <style:graphic-properties svg:stroke-color="#ff3333" draw:marker-end="Arrow" draw:marker-end-width="0.3cm" draw:fill="none" draw:textarea-vertical-align="top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top"/>
    </style:style>
    <style:style style:name="gr19" style:family="graphic" style:parent-style-name="objectwithoutfill">
      <style:graphic-properties svg:stroke-color="#6666ff" draw:marker-end="Arrow" draw:marker-end-width="0.3cm" draw:fill="none" draw:textarea-vertical-align="top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23" style:family="graphic" style:parent-style-name="standard">
      <style:graphic-properties draw:fill-color="#ffff66" draw:textarea-horizontal-align="justify" draw:textarea-vertical-align="middle" draw:auto-grow-height="false" fo:min-height="0.55cm" fo:min-width="0.65cm" draw:shadow="visible" draw:shadow-offset-x="0.071cm" draw:shadow-offset-y="0.071cm"/>
    </style:style>
    <style:style style:name="gr24" style:family="graphic" style:parent-style-name="standard">
      <style:graphic-properties draw:fill-color="#ffff66" draw:textarea-horizontal-align="justify" draw:textarea-vertical-align="middle" draw:auto-grow-height="false" fo:min-height="0.7cm" fo:min-width="0.45cm" draw:shadow="visible" draw:shadow-offset-x="0.071cm" draw:shadow-offset-y="0.071cm"/>
    </style:style>
    <style:style style:name="gr25" style:family="graphic" style:parent-style-name="standard">
      <style:graphic-properties draw:fill-color="#ffff66" draw:textarea-horizontal-align="justify" draw:textarea-vertical-align="middle" draw:auto-grow-height="false" fo:min-height="0.45cm" fo:min-width="0.25cm" draw:shadow="visible" draw:shadow-offset-x="0.071cm" draw:shadow-offset-y="0.071cm"/>
    </style:style>
    <style:style style:name="gr26" style:family="graphic" style:parent-style-name="standard">
      <style:graphic-properties draw:fill-color="#ffff66" draw:textarea-horizontal-align="justify" draw:textarea-vertical-align="middle" draw:auto-grow-height="false" fo:min-height="0.4cm" fo:min-width="0.1cm" draw:shadow="visible" draw:shadow-offset-x="0.071cm" draw:shadow-offset-y="0.071cm"/>
    </style:style>
    <style:style style:name="gr27" style:family="graphic" style:parent-style-name="standard">
      <style:graphic-properties draw:fill-color="#ffff66" draw:textarea-horizontal-align="justify" draw:textarea-vertical-align="middle" draw:auto-grow-height="false" fo:min-height="0.55cm" fo:min-width="0.2cm" draw:shadow="visible" draw:shadow-offset-x="0.071cm" draw:shadow-offset-y="0.071cm"/>
    </style:style>
    <style:style style:name="gr28" style:family="graphic" style:parent-style-name="objectwithoutfill">
      <style:graphic-properties svg:stroke-color="#cc9900" draw:marker-end="Arrow" draw:marker-end-width="0.3cm" draw:fill="none" draw:textarea-vertical-align="top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66"/>
      <style:paragraph-properties fo:text-align="start"/>
      <style:text-properties fo:font-size="6.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66ff99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end"/>
    </style:style>
    <style:style style:name="P8" style:family="paragraph">
      <loext:graphic-properties draw:fill-color="#ccff00"/>
      <style:paragraph-properties fo:text-align="end"/>
      <style:text-properties fo:font-size="6.5pt"/>
    </style:style>
    <style:style style:name="P9" style:family="paragraph">
      <loext:graphic-properties draw:fill="solid" draw:fill-color="#cccccc"/>
      <style:paragraph-properties fo:text-align="center"/>
      <style:text-properties fo:font-size="6.5pt"/>
    </style:style>
    <style:style style:name="P10" style:family="paragraph">
      <loext:graphic-properties draw:fill="none"/>
      <style:paragraph-properties fo:margin-left="2.491cm" fo:margin-right="0cm" fo:margin-top="0cm" fo:margin-bottom="0cm" fo:line-height="100%" fo:text-align="start" fo:text-indent="0cm"/>
      <style:text-properties fo:font-size="9pt"/>
    </style:style>
    <style:style style:name="P11" style:family="paragraph">
      <loext:graphic-properties draw:fill="none"/>
      <style:paragraph-properties fo:text-align="center"/>
      <style:text-properties fo:font-size="9pt"/>
    </style:style>
    <style:style style:name="P12" style:family="paragraph">
      <style:paragraph-properties fo:margin-left="0.005cm" fo:margin-right="0cm" fo:margin-top="0.2cm" fo:margin-bottom="0.2cm" fo:line-height="115%" fo:text-align="start" fo:text-indent="0cm"/>
    </style:style>
    <style:style style:name="P13" style:family="paragraph">
      <loext:graphic-properties draw:fill="none"/>
      <style:paragraph-properties fo:margin-left="0.005cm" fo:margin-right="0cm" fo:margin-top="0.2cm" fo:margin-bottom="0.2cm" fo:line-height="115%" fo:text-align="start" fo:text-indent="0cm"/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.5cm" fo:margin-right="0cm" fo:text-align="center" fo:text-indent="0cm"/>
    </style:style>
    <style:style style:name="P15" style:family="paragraph">
      <loext:graphic-properties draw:fill="none"/>
      <style:paragraph-properties fo:margin-left="0.5cm" fo:margin-right="0cm" fo:text-align="center" fo:text-indent="0cm"/>
      <style:text-properties fo:font-size="9pt"/>
    </style:style>
    <style:style style:name="P16" style:family="paragraph">
      <style:paragraph-properties fo:margin-left="0.7cm" fo:margin-right="0cm" fo:text-align="center" fo:text-indent="0cm"/>
    </style:style>
    <style:style style:name="P17" style:family="paragraph">
      <loext:graphic-properties draw:fill="none"/>
      <style:paragraph-properties fo:margin-left="0.7cm" fo:margin-right="0cm" fo:text-align="center" fo:text-indent="0cm"/>
      <style:text-properties fo:color="#6600cc" fo:font-size="9pt" style:font-size-asian="11pt" style:font-size-complex="11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20" style:family="paragraph">
      <loext:graphic-properties draw:fill-color="#ffff66"/>
      <style:paragraph-properties fo:text-align="center"/>
    </style:style>
    <style:style style:name="P21" style:family="paragraph">
      <loext:graphic-properties draw:fill-color="#ffff66"/>
      <style:paragraph-properties fo:text-align="center"/>
      <style:text-properties fo:font-size="6pt" style:font-size-asian="6pt" style:font-size-complex="6pt"/>
    </style:style>
    <style:style style:name="P22" style:family="paragraph">
      <style:paragraph-properties fo:margin-left="1.245cm" fo:margin-right="0cm" fo:text-align="end" fo:text-indent="0cm"/>
      <style:text-properties fo:color="#cc9900" fo:font-size="10pt" style:font-size-asian="10pt" style:font-size-complex="10pt"/>
    </style:style>
    <style:style style:name="P23" style:family="paragraph">
      <loext:graphic-properties draw:fill="none"/>
      <style:paragraph-properties fo:text-align="center"/>
      <style:text-properties fo:color="#cc9900" fo:font-size="10pt" style:font-size-asian="10pt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6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/>
    </style:style>
    <style:style style:name="T6" style:family="text">
      <style:text-properties fo:color="#6600cc" fo:font-size="9pt" style:font-size-asian="11pt" style:font-size-complex="11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color="#cc99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264cm" svg:height="4.469cm" svg:x="1.6cm" svg:y="5.3cm">
          <text:p text:style-name="P1"><text:span text:style-name="T1">Interaction phase</text:span></text:p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3.925cm" svg:height="1.676cm" svg:x="3.275cm" svg:y="12.124cm">
          <text:p text:style-name="P4"><text:span text:style-name="T3">Final</text:span></text:p>
          <text:p text:style-name="P4"><text:span text:style-name="T3">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046cm" svg:height="2cm" svg:x="2.3cm" svg:y="2.6cm">
          <text:p text:style-name="P4"><text:span text:style-name="T3">Appointment</text:span></text:p>
          <text:p text:style-name="P4"><text:span text:style-name="T3">ph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3.462cm" svg:height="1.194cm" draw:transform="skewX (-0.0218166156499291) translate (4.034cm 7.011cm)">
          <text:p text:style-name="P7"><text:span text:style-name="T2">services</text:span></text:p>
          <text:p text:style-name="P7"><text:span text:style-name="T2">ph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" draw:id="id1" draw:layer="layout" svg:width="0.958cm" svg:height="0.671cm" svg:x="4.042cm" svg:y="5.429cm">
          <text:p text:style-name="P4"><text:span text:style-name="T2">Chatting</text:span></text:p>
          <text:p text:style-name="P4"><text:span text:style-name="T2">befor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2" draw:id="id2" draw:layer="layout" svg:width="0.99cm" svg:height="0.705cm" svg:x="2.11cm" svg:y="7.3cm">
          <text:p text:style-name="P4"><text:span text:style-name="T2">dropped</text:span></text:p>
          <draw:enhanced-geometry svg:viewBox="0 0 21600 21600" draw:type="rectangle" draw:enhanced-path="M 0 0 L 21600 0 21600 21600 0 21600 0 0 Z N"/>
        </draw:custom-shape>
        <draw:connector draw:style-name="gr7" draw:text-style-name="P10" xml:id="id18" draw:id="id18" draw:layer="layout" draw:type="curve" svg:x1="4.521cm" svg:y1="6.1cm" svg:x2="5cm" svg:y2="5.764cm" draw:start-shape="id1" draw:start-glue-point="2" draw:end-shape="id1" draw:end-glue-point="1" svg:d="M4521 6100c0 856 526 714 860 416s477-752-381-752" svg:viewBox="0 0 1122 984">
          <text:p/>
        </draw:connector>
        <draw:connector draw:style-name="gr8" draw:text-style-name="P11" xml:id="id17" draw:id="id17" draw:layer="layout" draw:type="curve" svg:x1="4.521cm" svg:y1="6.1cm" svg:x2="4.042cm" svg:y2="5.764cm" draw:start-shape="id1" draw:start-glue-point="2" draw:end-shape="id1" draw:end-glue-point="3" svg:d="M4521 6100c0 856-490 714-798 416s-432-752 319-752" svg:viewBox="0 0 1040 984">
          <text:p/>
        </draw:connector>
        <draw:connector draw:style-name="gr9" draw:text-style-name="P11" draw:layer="layout" draw:type="curve" svg:x1="4.521cm" svg:y1="6.1cm" svg:x2="2.605cm" svg:y2="7.3cm" draw:start-shape="id1" draw:start-glue-point="2" draw:end-shape="id2" draw:end-glue-point="0" svg:d="M4521 6100c0 952-1916 353-1916 1200" svg:viewBox="0 0 1917 1201">
          <text:p/>
        </draw:connector>
        <draw:custom-shape draw:style-name="gr10" draw:text-style-name="P9" xml:id="id3" draw:id="id3" draw:layer="layout" svg:width="1.243cm" svg:height="0.484cm" svg:x="3.375cm" svg:y="12.624cm">
          <text:p text:style-name="P4"><text:span text:style-name="T2">Positive</text:span></text:p>
          <draw:enhanced-geometry svg:viewBox="0 0 21600 21600" draw:type="rectangle" draw:enhanced-path="M 0 0 L 21600 0 21600 21600 0 21600 0 0 Z N"/>
        </draw:custom-shape>
        <draw:connector draw:style-name="gr8" draw:text-style-name="P11" xml:id="id22" draw:id="id22" draw:layer="layout" draw:type="curve" svg:x1="2.605cm" svg:y1="8.005cm" svg:x2="3.996cm" svg:y2="12.624cm" draw:start-shape="id2" draw:start-glue-point="2" draw:end-shape="id3" draw:end-glue-point="0" svg:d="M2605 8005c0 3511 1391 1202 1391 4619" svg:viewBox="0 0 1392 4620">
          <text:p/>
        </draw:connector>
        <draw:custom-shape draw:style-name="gr11" draw:text-style-name="P9" xml:id="id5" draw:id="id5" draw:layer="layout" svg:width="1cm" svg:height="0.631cm" svg:x="5.775cm" svg:y="12.524cm">
          <text:p text:style-name="P4"><text:span text:style-name="T2">Negative</text:span></text:p>
          <draw:enhanced-geometry svg:viewBox="0 0 21600 21600" draw:type="rectangle" draw:enhanced-path="M 0 0 L 21600 0 21600 21600 0 21600 0 0 Z N"/>
        </draw:custom-shape>
        <draw:connector draw:style-name="gr9" draw:text-style-name="P11" xml:id="id24" draw:id="id24" draw:layer="layout" draw:type="curve" svg:x1="5.839cm" svg:y1="7.523cm" svg:x2="6.275cm" svg:y2="12.524cm" draw:start-shape="id4" draw:start-glue-point="1" draw:end-shape="id5" draw:end-glue-point="0" svg:d="M5839 7523c856 0 713 1322 608 1688s-172-224-172 3313" svg:viewBox="0 0 689 5002">
          <text:p/>
        </draw:connector>
        <draw:connector draw:style-name="gr8" draw:text-style-name="P11" draw:layer="layout" draw:type="curve" svg:x1="4.421cm" svg:y1="8.971cm" svg:x2="3.996cm" svg:y2="12.624cm" draw:start-shape="id6" draw:end-shape="id3" draw:end-glue-point="0" svg:d="M4421 8971c0 2787-425 961-425 3653" svg:viewBox="0 0 426 3654">
          <text:p/>
        </draw:connector>
        <draw:custom-shape draw:style-name="gr12" draw:text-style-name="P9" xml:id="id8" draw:id="id8" draw:layer="layout" svg:width="1.201cm" svg:height="0.372cm" draw:transform="skewX (-0.00261799387799149) rotate (-0.00349065850398869) translate (2.5cm 3.528cm)">
          <text:p text:style-name="P4"><text:span text:style-name="T2">proposal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9" draw:id="id9" draw:layer="layout" svg:width="1.054cm" svg:height="0.484cm" svg:x="6cm" svg:y="3.5cm">
          <text:p text:style-name="P4"><text:span text:style-name="T2">proposal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7" draw:id="id7" draw:layer="layout" svg:width="0.758cm" svg:height="0.334cm" svg:x="4.552cm" svg:y="1.761cm">
          <text:p text:style-name="P4"><text:span text:style-name="T2">idea</text:span></text:p>
          <draw:enhanced-geometry svg:viewBox="0 0 21600 21600" draw:type="rectangle" draw:enhanced-path="M 0 0 L 21600 0 21600 21600 0 21600 0 0 Z N"/>
        </draw:custom-shape>
        <draw:connector draw:style-name="gr8" draw:text-style-name="P11" xml:id="id12" draw:id="id12" draw:layer="layout" draw:type="curve" svg:x1="4.931cm" svg:y1="2.095cm" svg:x2="3.1cm" svg:y2="3.53cm" draw:start-shape="id7" draw:start-glue-point="2" draw:end-shape="id8" draw:end-glue-point="0" svg:d="M4931 2095c0 1128-1831 411-1831 1435" svg:viewBox="0 0 1832 1436">
          <text:p/>
        </draw:connector>
        <draw:connector draw:style-name="gr9" draw:text-style-name="P11" xml:id="id11" draw:id="id11" draw:layer="layout" draw:type="curve" svg:x1="4.931cm" svg:y1="2.095cm" svg:x2="6.527cm" svg:y2="3.5cm" draw:start-shape="id7" draw:start-glue-point="2" draw:end-shape="id9" draw:end-glue-point="0" svg:d="M4931 2095c0 1107 1596 405 1596 1405" svg:viewBox="0 0 1597 1406">
          <text:p/>
        </draw:connector>
        <draw:connector draw:style-name="gr9" draw:text-style-name="P11" xml:id="id14" draw:id="id14" draw:layer="layout" draw:type="curve" svg:x1="3.1cm" svg:y1="3.902cm" svg:x2="4.521cm" svg:y2="5.429cm" draw:start-shape="id8" draw:start-glue-point="2" draw:end-shape="id1" draw:end-glue-point="0" svg:d="M3100 3902c0 1200 1421 437 1421 1527" svg:viewBox="0 0 1422 1528">
          <text:p/>
        </draw:connector>
        <draw:connector draw:style-name="gr8" draw:text-style-name="P11" xml:id="id15" draw:id="id15" draw:layer="layout" draw:type="curve" svg:x1="6.527cm" svg:y1="3.984cm" svg:x2="4.521cm" svg:y2="5.429cm" draw:start-shape="id9" draw:start-glue-point="2" draw:end-shape="id1" draw:end-glue-point="0" svg:d="M6527 3984c0 1137-2006 415-2006 1445" svg:viewBox="0 0 2007 1446">
          <text:p/>
        </draw:connector>
        <draw:custom-shape draw:style-name="gr15" draw:text-style-name="P9" xml:id="id4" draw:id="id4" draw:layer="layout" svg:width="1.439cm" svg:height="0.447cm" svg:x="4.4cm" svg:y="7.3cm">
          <text:p text:style-name="P4"><text:span text:style-name="T2">Visit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curve" svg:x1="4.521cm" svg:y1="6.1cm" svg:x2="5.119cm" svg:y2="7.3cm" draw:start-shape="id1" draw:start-glue-point="2" draw:end-shape="id4" svg:d="M4521 6100c0 952 598 353 598 1200" svg:viewBox="0 0 599 1201">
          <text:p/>
        </draw:connector>
        <draw:connector draw:style-name="gr16" draw:text-style-name="P11" draw:layer="layout" draw:type="curve" svg:x1="5.119cm" svg:y1="7.747cm" svg:x2="4.421cm" svg:y2="8.3cm" draw:start-shape="id4" draw:start-glue-point="2" draw:end-shape="id6" draw:end-glue-point="0" svg:d="M5119 7747c0 466-698 190-698 553" svg:viewBox="0 0 699 554">
          <text:p/>
        </draw:connector>
        <draw:custom-shape draw:style-name="gr5" draw:text-style-name="P9" xml:id="id6" draw:id="id6" draw:layer="layout" svg:width="0.958cm" svg:height="0.671cm" svg:x="3.942cm" svg:y="8.3cm">
          <text:p text:style-name="P4"><text:span text:style-name="T2">Chatting</text:span></text:p>
          <text:p text:style-name="P4"><text:span text:style-name="T2">after</text:span></text:p>
          <draw:enhanced-geometry svg:viewBox="0 0 21600 21600" draw:type="rectangle" draw:enhanced-path="M 0 0 L 21600 0 21600 21600 0 21600 0 0 Z N"/>
        </draw:custom-shape>
        <draw:connector draw:style-name="gr8" draw:text-style-name="P11" xml:id="id19" draw:id="id19" draw:layer="layout" draw:type="curve" svg:x1="4.421cm" svg:y1="8.971cm" svg:x2="3.942cm" svg:y2="8.635cm" draw:start-shape="id6" draw:start-glue-point="2" draw:end-shape="id6" draw:end-glue-point="3" svg:d="M4421 8971c0 856-490 714-798 416s-432-752 319-752" svg:viewBox="0 0 1040 984">
          <text:p/>
        </draw:connector>
        <draw:connector draw:style-name="gr9" draw:text-style-name="P11" xml:id="id20" draw:id="id20" draw:layer="layout" draw:type="curve" svg:x1="4.421cm" svg:y1="8.971cm" svg:x2="4.9cm" svg:y2="8.635cm" draw:start-shape="id6" draw:start-glue-point="2" draw:end-shape="id6" draw:end-glue-point="1" svg:d="M4421 8971c0 856 526 714 860 416s477-752-381-752" svg:viewBox="0 0 1122 984">
          <text:p/>
        </draw:connector>
        <draw:connector draw:style-name="gr17" draw:text-style-name="P13" draw:layer="layout" draw:type="curve" svg:x1="1.435cm" svg:y1="1.445cm" svg:x2="2cm" svg:y2="2.6cm" svg:d="M1435 1445c0 867 565 290 565 1155" svg:viewBox="0 0 566 1156">
          <text:p text:style-name="P12"><text:span text:style-name="T4">giver</text:span></text:p>
        </draw:connector>
        <draw:connector draw:style-name="gr18" draw:text-style-name="P15" draw:layer="layout" draw:type="curve" svg:x1="1.534cm" svg:y1="3.545cm" svg:x2="2.1cm" svg:y2="4.7cm" svg:d="M1534 3545c0 867 566 290 566 1155" svg:viewBox="0 0 567 1156">
          <text:p text:style-name="P14"><text:span text:style-name="T5">time</text:span></text:p>
        </draw:connector>
        <draw:connector draw:style-name="gr19" draw:text-style-name="P17" draw:layer="layout" draw:type="curve" svg:x1="1.435cm" svg:y1="2.4cm" svg:x2="2cm" svg:y2="3.556cm" svg:d="M1435 2400c0 867 565 289 565 1156" svg:viewBox="0 0 566 1157">
          <text:p text:style-name="P16"><text:span text:style-name="T6">taker</text:span></text:p>
        </draw:connector>
        <draw:connector draw:style-name="gr20" draw:text-style-name="P18" draw:layer="layout" draw:type="curve" draw:line-skew="-0.753cm" svg:x1="4.421cm" svg:y1="8.971cm" svg:x2="3.996cm" svg:y2="12.624cm" draw:start-shape="id6" draw:start-glue-point="2" draw:end-shape="id3" svg:d="M4421 8971c0 1657-425-169-425 3653" svg:viewBox="0 0 426 3654">
          <text:p/>
        </draw:connector>
        <draw:connector draw:style-name="gr21" draw:text-style-name="P19" draw:layer="layout" draw:type="curve" svg:x1="8.45cm" svg:y1="3cm" svg:x2="5.729cm" svg:y2="2.851cm" draw:start-shape="id10" draw:start-glue-point="6" draw:end-shape="id11" draw:end-glue-point="0" svg:d="M8450 3000c0 1500-2721 1574-2721-149" svg:viewBox="0 0 2722 1284">
          <text:p><text:span text:style-name="T7"/></text:p>
        </draw:connector>
        <draw:connector draw:style-name="gr22" draw:text-style-name="P18" draw:layer="layout" draw:type="curve" svg:x1="8.45cm" svg:y1="3cm" svg:x2="4.015cm" svg:y2="2.864cm" draw:start-shape="id10" draw:start-glue-point="6" draw:end-shape="id12" draw:end-glue-point="0" svg:d="M8450 3000c0 1545-4435 1613-4435-136" svg:viewBox="0 0 4436 1304">
          <text:p/>
        </draw:connector>
        <draw:connector draw:style-name="gr21" draw:text-style-name="P19" draw:layer="layout" draw:type="curve" svg:x1="9.45cm" svg:y1="5cm" svg:x2="3.81cm" svg:y2="4.72cm" draw:start-shape="id13" draw:start-glue-point="6" draw:end-shape="id14" draw:end-glue-point="0" svg:d="M9450 5000c0 1393-5640 1533-5640-280" svg:viewBox="0 0 5641 1344">
          <text:p text:style-name="P4"><text:span text:style-name="T7"/></text:p>
        </draw:connector>
        <draw:connector draw:style-name="gr22" draw:text-style-name="P18" draw:layer="layout" draw:type="curve" svg:x1="9.45cm" svg:y1="5cm" svg:x2="5.524cm" svg:y2="4.76cm" draw:start-shape="id13" draw:end-shape="id15" draw:end-glue-point="0" svg:d="M9450 5000c0 1393-3926 1513-3926-240" svg:viewBox="0 0 3927 1301">
          <text:p/>
        </draw:connector>
        <draw:connector draw:style-name="gr22" draw:text-style-name="P18" draw:layer="layout" draw:type="curve" svg:x1="9.25cm" svg:y1="7.9cm" svg:x2="3.723cm" svg:y2="6.516cm" draw:start-shape="id16" draw:start-glue-point="6" draw:end-shape="id17" draw:end-glue-point="0" svg:d="M9250 7900c0 859-5527 1551-5527-1384" svg:viewBox="0 0 5528 2128">
          <text:p/>
        </draw:connector>
        <draw:connector draw:style-name="gr22" draw:text-style-name="P18" draw:layer="layout" draw:type="curve" svg:x1="9.25cm" svg:y1="7.9cm" svg:x2="5.381cm" svg:y2="6.516cm" draw:start-shape="id16" draw:start-glue-point="6" draw:end-shape="id18" draw:end-glue-point="0" svg:d="M9250 7900c0 859-3869 1551-3869-1384" svg:viewBox="0 0 3870 2128">
          <text:p/>
        </draw:connector>
        <draw:connector draw:style-name="gr22" draw:text-style-name="P18" draw:layer="layout" draw:type="curve" svg:x1="9.25cm" svg:y1="7.9cm" svg:x2="3.623cm" svg:y2="9.387cm" draw:start-shape="id16" draw:start-glue-point="6" draw:end-shape="id19" draw:end-glue-point="0" svg:d="M9250 7900c0 3328-5627 2585-5627 1487" svg:viewBox="0 0 5628 2416">
          <text:p/>
        </draw:connector>
        <draw:connector draw:style-name="gr22" draw:text-style-name="P18" draw:layer="layout" draw:type="curve" svg:x1="9.25cm" svg:y1="7.9cm" svg:x2="5.281cm" svg:y2="9.387cm" draw:start-shape="id16" draw:start-glue-point="6" draw:end-shape="id20" draw:end-glue-point="0" svg:d="M9250 7900c0 3328-3969 2585-3969 1487" svg:viewBox="0 0 3970 2416">
          <text:p/>
        </draw:connector>
        <draw:custom-shape draw:style-name="gr23" draw:text-style-name="P20" xml:id="id10" draw:id="id10" draw:layer="layout" svg:width="2.3cm" svg:height="1.6cm" svg:x="7.3cm" svg:y="1.4cm">
          <text:p text:style-name="P4"><text:span text:style-name="T7">Time + bargain, </text:span></text:p>
          <text:p text:style-name="P4"><text:span text:style-name="T7">+ proponent + z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0" xml:id="id13" draw:id="id13" draw:layer="layout" svg:width="1.9cm" svg:height="1.9cm" svg:x="8.5cm" svg:y="3.1cm">
          <text:p text:style-name="P4"><text:span text:style-name="T7">Accepter+</text:span></text:p>
          <text:p text:style-name="P4"><text:span text:style-name="T7">zone refinement </text:span></text:p>
          <text:p text:style-name="P4"><text:span text:style-name="T7">to pl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1" xml:id="id16" draw:id="id16" draw:layer="layout" svg:width="1.5cm" svg:height="1.4cm" svg:x="8.5cm" svg:y="6.5cm">
          <text:p text:style-name="P4"><text:span text:style-name="T7">mess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1" xml:id="id21" draw:id="id21" draw:layer="layout" svg:width="1.2cm" svg:height="1.3cm" svg:x="0.8cm" svg:y="8.7cm">
          <text:p text:style-name="P4"><text:span text:style-name="T7">Feed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18" draw:layer="layout" draw:type="curve" svg:x1="1.4cm" svg:y1="10cm" svg:x2="4.367cm" svg:y2="10.509cm" draw:start-shape="id21" draw:start-glue-point="6" svg:d="M1400 10000c0 859 2967 605 2967 509" svg:viewBox="0 0 2968 620">
          <text:p/>
        </draw:connector>
        <draw:connector draw:style-name="gr22" draw:text-style-name="P18" draw:layer="layout" draw:type="curve" draw:line-skew="-3.595cm -2.274cm" svg:x1="1.4cm" svg:y1="10cm" svg:x2="3.3cm" svg:y2="10.361cm" draw:start-shape="id21" draw:start-glue-point="6" draw:end-shape="id22" draw:end-glue-point="0" svg:d="M1400 10000c0-706 482-589 606-322s-111 683 1294 683" svg:viewBox="0 0 1901 892">
          <text:p/>
        </draw:connector>
        <draw:custom-shape draw:style-name="gr27" draw:text-style-name="P21" xml:id="id23" draw:id="id23" draw:layer="layout" svg:width="1.4cm" svg:height="1.6cm" svg:x="9cm" svg:y="9.3cm">
          <text:p text:style-name="P4"><text:span text:style-name="T7">Failu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18" draw:layer="layout" draw:type="curve" draw:line-skew="-0.044cm" svg:x1="9.7cm" svg:y1="10.9cm" svg:x2="6.447cm" svg:y2="9.211cm" draw:start-shape="id23" draw:start-glue-point="6" draw:end-shape="id24" draw:end-glue-point="0" svg:d="M9700 10900c0 793-968 662-1288 41s10-1730-1965-1730" svg:viewBox="0 0 3254 2241">
          <text:p/>
        </draw:connector>
        <draw:connector draw:style-name="gr28" draw:text-style-name="P23" draw:layer="layout" draw:type="curve" svg:x1="1.6cm" svg:y1="4.6cm" svg:x2="2.025cm" svg:y2="5.654cm" svg:d="M1600 4600c0 790 425 264 425 1054" svg:viewBox="0 0 426 1055">
          <text:p text:style-name="P22"><text:span text:style-name="T8">cont</text:span><text:span text:style-name="T8">en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9:58:29.719316037</meta:creation-date>
    <dc:date>2017-04-30T10:48:46.515136090</dc:date>
    <meta:editing-duration>PT36M34S</meta:editing-duration>
    <meta:editing-cycles>7</meta:editing-cycles>
    <meta:generator>LibreOffice/5.2.6.2$Linux_X86_64 LibreOffice_project/20m0$Build-2</meta:generator>
    <meta:document-statistic meta:object-count="48"/>
  </office:meta>
</office:document-meta>
</file>